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</style:style>
    <style:style style:name="P17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teach you how a static class differs from a non-static one,</text:p>
        </text:list-item>
        <text:list-item>
          <text:p text:style-name="P1">To illustrate the usefulness of static classes,</text:p>
        </text:list-item>
        <text:list-item>
          <text:p text:style-name="P1">To teach you how a non-static class can manipulate static fields.</text:p>
        </text:list-item>
      </text:list>
      <text:h text:style-name="Heading_20_1" text:outline-level="1"><text:bookmark-start text:name="static-classes-warm-up"/>Static Classes – Warm-Up<text:bookmark-end text:name="static-classes-warm-up"/></text:h>
      <text:p text:style-name="First_20_paragraph">One use case for static classes is creating utility classes (or “helper classes”) that contain related and frequently-used methods Using a static class makes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2">
        <text:list-item>
          <text:p text:style-name="P2">A <text:span text:style-name="NormalTok">Console</text:span> object is never instantiated before use.</text:p>
        </text:list-item>
        <text:list-item>
          <text:p text:style-name="P2">The <text:span text:style-name="NormalTok">WriteLine</text:span> method is called referring to the <text:span text:style-name="T1">name of the class</text:span> (not an object identifier):</text:p>
          <text:p text:style-name="P3">Console.WriteLine("calling a static method");</text:p>
          <text:p text:style-name="Definition_20_Term_20_Tight">Question:</text:p>
          <text:p text:style-name="Definition_20_Definition_20_Tight">Using your IDE, check what happens if you do the following:</text:p>
          <text:p text:style-name="P4">Console test = new Console();</text:p>
        </text:list-item>
      </text:list>
      <text:p text:style-name="First_20_paragraph">Solution:</text:p>
      <text:p text:style-name="Text_20_body">Indeed, it is <text:span text:style-name="T1">not possible</text:span> to instantiate an object when a class is declared <text:span text:style-name="KeywordTok">static</text:span>. Furthermore, if a class is declared static, all its members (e.g., 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3">
        <text:list-item>
          <text:p text:style-name="P5">Declare a <text:span text:style-name="KeywordTok">static</text:span> class and name it <text:span text:style-name="NormalTok">Calculator</text:span>.</text:p>
        </text:list-item>
        <text:list-item>
          <text:p text:style-name="P5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5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5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5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5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5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4">
        <text:list-item>
          <text:p text:style-name="P6">Open the file that contains the program’s <text:span text:style-name="NormalTok">Main</text:span> method</text:p>
        </text:list-item>
        <text:list-item>
          <text:p text:style-name="P6">Paste the following code inside the <text:span text:style-name="NormalTok">Main</text:span> method:</text:p>
          <text:p text:style-name="P7">double x = 10d, y = 2d;</text:p>
          <text:p text:style-name="P8"/>
          <text:p text:style-name="P9">Console.WriteLine($"{x} + {y} = {Calculator.Add(x, y)}");</text:p>
          <text:p text:style-name="P10">Console.WriteLine($"{x} - {y} = {Calculator.Subtract(x, y)}");</text:p>
          <text:p text:style-name="P11">Console.WriteLine($"{x} * {y} = {Calculator.Multiply(x, y)}");</text:p>
          <text:p text:style-name="P12">Console.WriteLine($"{x} / {y} = {Calculator.Divide(x, y)}");</text:p>
          <text:p text:style-name="P13">Console.WriteLine($"{x} % {y} = {Calculator.Modulo(x, y)}");</text:p>
          <text:p text:style-name="P6">Again, notice how</text:p>
          <text:list text:style-name="L5">
            <text:list-item>
              <text:p text:style-name="P14">no instance of <text:span text:style-name="NormalTok">Calculator</text:span> is created before use, and</text:p>
            </text:list-item>
            <text:list-item>
              <text:p text:style-name="P14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6">Execute the program</text:p>
          <text:list text:style-name="L6">
            <text:list-item>
              <text:p text:style-name="P15">If your implementation of the <text:span text:style-name="NormalTok">Calculator</text:span> class matches the instructions, you will see meaningful output after executing the program.</text:p>
            </text:list-item>
            <text:list-item>
              <text:p text:style-name="P15">Otherwise,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Download, extract, and study this <text:a xlink:type="simple" xlink:href="labs/Static/Student.zip" office:name=""><text:span text:style-name="Definition">project</text:span></text:a> implementation, but <text:span text:style-name="T1">do not</text:span> execute it. After reading through the implementation, answer the questions below.</text:p>
      <text:list text:style-name="L7">
        <text:list-item>
          <text:p text:style-name="P16">How many non-static attributes does the <text:span text:style-name="NormalTok">Student</text:span> class have?</text:p>
        </text:list-item>
        <text:list-item>
          <text:p text:style-name="P16">How many static attributes does the <text:span text:style-name="NormalTok">Student</text:span> class have?</text:p>
        </text:list-item>
        <text:list-item>
          <text:p text:style-name="P16">How many non-static methods does the <text:span text:style-name="NormalTok">Student</text:span> class have?</text:p>
        </text:list-item>
        <text:list-item>
          <text:p text:style-name="P16">How many static methods does the <text:span text:style-name="NormalTok">Student</text:span> class have?</text:p>
        </text:list-item>
        <text:list-item>
          <text:p text:style-name="P16">What is the output of each of the following lines in “Program.cs”:</text:p>
          <text:list>
            <text:list-item>
              <text:p text:style-name="P16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16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16">If the <text:span text:style-name="NormalTok">studentCount</text:span> attribute was <text:span text:style-name="T1">not</text:span> <text:span text:style-name="KeywordTok">static</text:span>, what would be the output of:</text:p>
          <text:list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16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17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3:06Z</meta:creation-date>
    <dc:date>2023-09-05T21:13:06Z</dc:date>
    <meta:user-defined meta:name="date" meta:value-type="string">September   5, 2023 (05:12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